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5a3b" officeooo:paragraph-rsid="00145a3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5a3b" officeooo:paragraph-rsid="00145a3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45a3b"/>
    </style:style>
    <style:style style:name="P4" style:family="paragraph" style:parent-style-name="Standard">
      <style:paragraph-properties fo:text-align="start" style:justify-single-word="false"/>
      <style:text-properties officeooo:rsid="00145a3b" officeooo:paragraph-rsid="00145a3b"/>
    </style:style>
    <style:style style:name="P5" style:family="paragraph" style:parent-style-name="Standard">
      <style:paragraph-properties fo:text-align="start" style:justify-single-word="false"/>
      <style:text-properties officeooo:rsid="001641b4" officeooo:paragraph-rsid="001641b4"/>
    </style:style>
    <style:style style:name="T1" style:family="text">
      <style:text-properties fo:font-size="12pt" officeooo:rsid="00145a3b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Webhook using Jenkins</text:p>
      <text:p text:style-name="P1"/>
      <text:p text:style-name="P2">Step 1:</text:p>
      <text:p text:style-name="P2">Create a freestyle job</text:p>
      <text:p text:style-name="P2">From general section select github project and paste the url of your project in</text:p>
      <text:p text:style-name="P2">Go to SCM section and select git and paster the url of your project in.</text:p>
      <text:p text:style-name="P3"><text:span text:style-name="T1">Go to build triggers and select </text:span>GitHub hook trigger for GITScm polling.</text:p>
      <text:p text:style-name="P4">Hit apply and save.</text:p>
      <text:p text:style-name="P4"/>
      <text:p text:style-name="P4">Step 2:</text:p>
      <text:p text:style-name="P4">Go to manage jenkins and click configure system</text:p>
      <text:p text:style-name="P4">Go to Github servers and click advanced button</text:p>
      <text:p text:style-name="P4">Click manage additional GitHub actions</text:p>
      <text:p text:style-name="P4">Select convert login and password to token</text:p>
      <text:p text:style-name="P4">Select from login and password</text:p>
      <text:p text:style-name="P4">Type your github username and password and click create token credentials</text:p>
      <text:p text:style-name="P4">Click Add Github server </text:p>
      <text:p text:style-name="P4">Go ahead and select the credentials that we just created.</text:p>
      <text:p text:style-name="P4">Hit apply and save</text:p>
      <text:p text:style-name="P4"/>
      <text:p text:style-name="P4">Step 3:</text:p>
      <text:p text:style-name="P5">Go to your project Github repository and from the settings section click webhooks and services.</text:p>
      <text:p text:style-name="P5">Select add services and select Jenkins (Github Plugin) </text:p>
      <text:p text:style-name="P5">add the url of your jenkins server followed by github-webhook</text:p>
      <text:p text:style-name="P5">e.g http;//52.35.150.219/github-webhook</text:p>
      <text:p text:style-name="P5">make sure to select active box</text:p>
      <text:p text:style-name="P5">click on add service</text:p>
      <text:p text:style-name="P5">If you like you can test the service, click edit and select test service</text:p>
      <text:p text:style-name="P5"/>
      <text:p text:style-name="P5">Step 4:</text:p>
      <text:p text:style-name="P5">Push any code in your repository you will see automatically a job is triggered in your jenkins serve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0:42:55.786112480</meta:creation-date>
    <dc:date>2018-07-23T11:20:16.229753118</dc:date>
    <meta:editing-duration>PT16M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00" meta:character-count="1167" meta:non-whitespace-character-count="992"/>
  </office:meta>
</office:document-meta>
</file>